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K</mi>
      <mrow>
        <mi/>
        <mo stretchy="false">=</mo>
        <mi/>
      </mrow>
      <mi>n</mi>
      <mrow>
        <mo stretchy="false">∣</mo>
        <mrow>
          <mstyle mathvariant="bold">
            <mrow>
              <msup>
                <mi>G</mi>
                <mi>p</mi>
              </msup>
            </mrow>
          </mstyle>
        </mrow>
        <mo stretchy="false">∣</mo>
      </mrow>
      <mrow>
        <mi/>
        <mo stretchy="false">=</mo>
        <mi/>
      </mrow>
      <mi>n</mi>
      <mfrac>
        <mrow>
          <mn>2</mn>
          <mo stretchy="false">π</mo>
        </mrow>
        <mrow>
          <mi>d</mi>
        </mrow>
      </mfrac>
      <mi/>
      <mtext> ; </mtext>
      <mi/>
      <mi>n</mi>
      <mrow>
        <mi/>
        <mo stretchy="false">=</mo>
        <mi/>
      </mrow>
      <mn>1,2</mn>
      <mi>,</mi>
      <mo stretchy="false">…</mo>
    </mrow>
    <annotation encoding="StarMath 5.0">K `=` n lline bold G^p rline `=` n {2 %pi} over {d} `" ; "~ n `=` 1,2, dotslow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01:24:49.226000000</meta:creation-date>
    <meta:generator>LibreOffice/4.1.4.2$Windows_x86 LibreOffice_project/0a0440ccc0227ad9829de5f46be37cfb6edcf72</meta:generator>
  </office:meta>
</office:document-meta>
</file>